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6" style:family="table">
      <style:table-properties style:width="6.925in" style:rel-width="100%" fo:margin-left="0in" fo:margin-top="0in" fo:margin-bottom="0in" table:align="left" style:writing-mode="page"/>
    </style:style>
    <style:style style:name="Table26.A" style:family="table-column">
      <style:table-column-properties style:column-width="3.4625in" style:rel-column-width="32767*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</style:style>
    <style:style style:name="P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155c70e" officeooo:paragraph-rsid="0155c70e"/>
    </style:style>
    <style:style style:name="P4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" fo:font-size="10pt" style:font-size-asian="10pt" style:font-size-complex="10pt"/>
    </style:style>
    <style:style style:name="P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P7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</style:style>
    <style:style style:name="P8" style:family="paragraph" style:parent-style-name="Default" style:list-style-name="WWNum4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9dead" officeooo:paragraph-rsid="00c9dead"/>
    </style:style>
    <style:style style:name="P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officeooo:paragraph-rsid="0140ce84" style:font-size-asian="10pt" style:font-weight-asian="normal" style:font-size-complex="10pt"/>
    </style:style>
    <style:style style:name="P10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b6c50" officeooo:paragraph-rsid="0140ce84"/>
    </style:style>
    <style:style style:name="P1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officeooo:paragraph-rsid="0155c70e" style:font-size-asian="10pt" style:font-weight-asian="normal" style:font-size-complex="10pt" style:font-weight-complex="normal"/>
    </style:style>
    <style:style style:name="P1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4ea5d8" officeooo:paragraph-rsid="01562745" style:font-size-asian="10pt" style:font-size-complex="10pt"/>
    </style:style>
    <style:style style:name="P1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paragraph-rsid="0132da70" style:font-size-asian="10pt" style:font-size-complex="10pt"/>
    </style:style>
    <style:style style:name="P1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35c8d9" style:font-size-asian="10pt" style:font-size-complex="10pt"/>
    </style:style>
    <style:style style:name="P1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style:font-size-asian="10pt" style:font-size-complex="10pt"/>
    </style:style>
    <style:style style:name="P1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ba2528"/>
    </style:style>
    <style:style style:name="P1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c74ef" officeooo:paragraph-rsid="00cc74ef"/>
    </style:style>
    <style:style style:name="P18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use-window-font-color="true" loext:opacity="0%" fo:font-size="10pt" style:text-underline-style="none" officeooo:rsid="01578913" style:font-size-asian="10pt" style:font-size-complex="10pt"/>
    </style:style>
    <style:style style:name="T4" style:family="text">
      <style:text-properties style:use-window-font-color="true" loext:opacity="0%" fo:font-size="10pt" style:text-underline-style="none" style:font-size-asian="10pt" style:font-size-complex="10pt"/>
    </style:style>
    <style:style style:name="T5" style:family="text">
      <style:text-properties style:use-window-font-color="true" loext:opacity="0%" fo:font-size="10pt" style:text-underline-style="none" officeooo:rsid="00c5de6a" style:font-size-asian="10pt" style:font-size-complex="10pt"/>
    </style:style>
    <style:style style:name="T6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T7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1578913" style:font-size-asian="10pt" style:font-weight-asian="bold" style:font-size-complex="10pt" style:font-weight-complex="bold"/>
    </style:style>
    <style:style style:name="T8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10pt" style:font-weight-asian="bold" style:font-size-complex="10pt" style:font-weight-complex="bold"/>
    </style:style>
    <style:style style:name="T9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c73602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c88e14" style:font-size-asian="10pt" style:font-weight-asian="bold" style:font-size-complex="10pt" style:font-weight-complex="bold"/>
    </style:style>
    <style:style style:name="T13" style:family="text">
      <style:text-properties style:use-window-font-color="true" loext:opacity="0%" style:font-name="Calibri" fo:font-size="10pt" style:font-size-asian="10pt" style:font-size-complex="10pt"/>
    </style:style>
    <style:style style:name="T14" style:family="text">
      <style:text-properties style:use-window-font-color="true" loext:opacity="0%" style:text-line-through-style="none" style:text-line-through-type="none" fo:font-size="10pt" style:text-underline-style="none" fo:font-weight="normal" style:font-size-asian="10pt" style:font-weight-asian="normal" style:font-size-complex="10pt"/>
    </style:style>
    <style:style style:name="T15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T16" style:family="text">
      <style:text-properties style:use-window-font-color="true" loext:opacity="0%" style:text-line-through-style="none" style:text-line-through-type="none" fo:font-size="10pt" style:text-underline-style="none" fo:font-weight="normal" officeooo:rsid="013f8e45" style:font-size-asian="10pt" style:font-weight-asian="normal" style:font-size-complex="10pt"/>
    </style:style>
    <style:style style:name="T17" style:family="text">
      <style:text-properties style:use-window-font-color="true" loext:opacity="0%" style:text-line-through-style="none" style:text-line-through-type="none" fo:font-size="10pt" style:text-underline-style="none" fo:font-weight="normal" officeooo:rsid="0155c70e" style:font-size-asian="10pt" style:font-weight-asian="normal" style:font-size-complex="10pt"/>
    </style:style>
    <style:style style:name="T18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78913" style:font-size-asian="10pt" style:font-weight-asian="normal" style:font-size-complex="10pt"/>
    </style:style>
    <style:style style:name="T19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8b07b" style:font-size-asian="10pt" style:font-weight-asian="normal" style:font-size-complex="10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22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/>
    </style:style>
    <style:style style:name="T23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DC SHARE REGISTRAR SERVICES LIMITED</text:span></text:span></text:p>
      <text:p text:style-name="P1"><text:span text:style-name="Strong_20_Emphasis"><text:span text:style-name="T1">99-B, Block B, S.M.C.H.S.,</text:span></text:span></text:p>
      <text:p text:style-name="P1"><text:span text:style-name="Strong_20_Emphasis"><text:span text:style-name="T1">Main Shahra-e-Faisal</text:span></text:span></text:p>
      <text:p text:style-name="P1"><text:span text:style-name="Strong_20_Emphasis"><text:span text:style-name="T1">Karachi - 74400</text:span></text:span></text:p>
      <text:p text:style-name="P1"><text:span text:style-name="Strong_20_Emphasis"><text:span text:style-name="T1">Tel: +92 0800 23275</text:span></text:span></text:p>
      <text:p text:style-name="P1"><text:span text:style-name="Strong_20_Emphasis"><text:span text:style-name="T1">E-mail: info@cdcsrsl.com</text:span></text:span></text:p>
      <text:p text:style-name="P2" loext:marker-style-name="T2"><text:span text:style-name="T3">September 24,</text:span><text:span text:style-name="T4"> 202</text:span><text:span text:style-name="T5">5</text:span></text:p>
      <text:p text:style-name="P2" loext:marker-style-name="T2"><text:span text:style-name="T6"><text:user-defined style:data-style-name="N0" text:name="CoTicker">DHPL</text:user-defined></text:span><text:span text:style-name="T6">-</text:span><text:span text:style-name="T6"><text:user-defined style:data-style-name="N0" text:name="Folio1">1226</text:user-defined></text:span><text:span text:style-name="T6">-</text:span><text:span text:style-name="T6"><text:user-defined style:data-style-name="N0" text:name="Reference">TD-25-02</text:user-defined></text:span></text:p>
      <text:p text:style-name="P3" loext:marker-style-name="T2"><text:span text:style-name="T7">Verification of </text:span><text:span text:style-name="T8">T</text:span><text:span text:style-name="T9">ransfer Deed</text:span></text:p>
      <text:list text:style-name="WWNum1">
        <text:list-item>
          <text:p text:style-name="P4" loext:marker-style-name="T2"><text:span text:style-name="T10"><text:user-defined style:data-style-name="N0" text:name="Company">DH Partners Limited</text:user-defined></text:span><text:span text:style-name="T10"><text:s/></text:span><text:span text:style-name="T11">(</text:span><text:span text:style-name="T11"><text:user-defined style:data-style-name="N0" text:name="CoTicker">DHPL</text:user-defined></text:span><text:span text:style-name="T11">)-</text:span><text:span text:style-name="T10"> Foli</text:span><text:span text:style-name="T12">o # </text:span><text:span text:style-name="T12"><text:user-defined style:data-style-name="N0" text:name="Folio1">1226</text:user-defined></text:span></text:p>
        </text:list-item>
      </text:list>
      <text:p text:style-name="P5" loext:marker-style-name="T13"/>
      <text:p text:style-name="P1" loext:marker-style-name="T2"><text:span text:style-name="T14">Dear Sirs, </text:span><text:span text:style-name="T15"/></text:p>
      <text:p text:style-name="P6" loext:marker-style-name="T15"><text:span text:style-name="T15"/></text:p>
      <text:p text:style-name="P7" loext:marker-style-name="T2"><text:span text:style-name="T16">Referring to your letter </text:span><text:span text:style-name="T17">with following reference:</text:span></text:p>
      <text:list text:style-name="WWNum4">
        <text:list-item>
          <text:p text:style-name="P8" loext:marker-style-name="T2"><text:span text:style-name="T15"><text:user-defined style:data-style-name="N0" text:name="ReferenceReceiving">CDCSRSL/FM-TD/DHPL/4731/25</text:user-defined></text:span><text:span text:style-name="T15">,</text:span></text:p>
        </text:list-item>
      </text:list>
      <text:p text:style-name="P9" loext:marker-style-name="T2"/>
      <text:p text:style-name="P10" loext:marker-style-name="T2"><text:span text:style-name="T18">Enclosed please find </text:span><text:span text:style-name="T19">Transfer Deed, with my signature duly affixed as requested. </text:span></text:p>
      <text:p text:style-name="P11" loext:marker-style-name="T2"/>
      <text:p text:style-name="P12" loext:marker-style-name="T2"/>
      <text:p text:style-name="P13"/>
      <text:p text:style-name="P14">With cordial wishes, I remain,</text:p>
      <text:p text:style-name="P6"/>
      <text:p text:style-name="P1" loext:marker-style-name="T2"><text:span text:style-name="T14">Yours Faithfully, </text:span><text:span text:style-name="T15"/></text:p>
      <text:p text:style-name="P15" loext:marker-style-name="T2"/>
      <text:p text:style-name="P15" loext:marker-style-name="T2"/>
      <text:p text:style-name="P1" loext:marker-style-name="T2"><text:span text:style-name="T20">_____________________</text:span><text:span text:style-name="T2"/></text:p>
      <table:table table:name="Table26" table:style-name="Table26">
        <table:table-column table:style-name="Table26.A" table:number-columns-repeated="2"/>
        <table:table-row table:style-name="Table26.1">
          <table:table-cell table:style-name="Table26.A1" office:value-type="string">
            <text:p text:style-name="P15" loext:marker-style-name="T2"/>
            <text:p text:style-name="P1" loext:marker-style-name="T2"><text:span text:style-name="T21">Muhammad Ilyas Khan</text:span><text:span text:style-name="T9"/></text:p>
            <text:p text:style-name="P1" loext:marker-style-name="T2"><text:span text:style-name="T14">21, Ghulam Nabi Colony</text:span><text:span text:style-name="T15"/></text:p>
            <text:p text:style-name="P1" loext:marker-style-name="T2"><text:span text:style-name="T14">Samanabad, Lahore, 54500</text:span></text:p>
          </table:table-cell>
          <table:table-cell table:style-name="Table26.A1" office:value-type="string">
            <text:p text:style-name="P15" loext:marker-style-name="T2"/>
            <text:p text:style-name="P1" loext:marker-style-name="T2"><text:span text:style-name="T21">CNIC</text:span><text:span text:style-name="T14">: 35202-2834819-5</text:span></text:p>
            <text:p text:style-name="P16" loext:marker-style-name="T2"><text:span text:style-name="T22">Contact: </text:span><text:span text:style-name="T14">0301 443 0802</text:span></text:p>
            <text:p text:style-name="P17" loext:marker-style-name="T2"><text:span text:style-name="T21">Email</text:span><text:span text:style-name="T14">: Ilyas.Khan@yahoo.com</text:span></text:p>
          </table:table-cell>
        </table:table-row>
      </table:table>
      <text:p text:style-name="P18" loext:marker-style-name="T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false" style:snap-to-layout-grid="false" style:writing-mode="lr-tb"/>
      <style:text-properties style:use-window-font-color="true" loext:opacity="0%" style:font-name="Calibri" fo:font-family="Calibri" style:font-family-generic="swiss" fo:font-size="10pt" fo:language="en" fo:country="US" style:letter-kerning="true" style:font-name-asian="NSimSun1" style:font-family-asian="NSimSun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default-outline-level="" style:list-style-name="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1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style:font-name="Liberation Sans1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="Liberation Sans1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line-height="100%" fo:text-align="center" style:justify-single-word="false" fo:orphans="0" fo:widows="0" style:register-true="true" text:number-lines="false" text:line-number="0" style:vertical-align="middle"/>
      <style:text-properties style:font-name="Calibri" fo:font-family="Calibri" style:font-family-generic="swiss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tus_5f_heading" style:display-name="status_heading" style:family="paragraph" style:parent-style-name="Standard" style:next-style-name="Standard">
      <style:paragraph-properties fo:margin-top="0.0598in" fo:margin-bottom="0.0402in" style:contextual-spacing="false" fo:line-height="100%"/>
      <style:text-properties style:font-name="Calibri2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5709in" fo:text-indent="-0.2756in" fo:margin-left="1.5709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8346in" fo:text-indent="-0.2598in" fo:margin-left="1.8346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0945in" fo:text-indent="-0.2598in" fo:margin-left="2.094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3543in" fo:text-indent="-0.2598in" fo:margin-left="2.354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6138in" fo:text-indent="-0.2598in" fo:margin-left="2.6138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2.8736in" fo:text-indent="-0.2598in" fo:margin-left="2.8736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1335in" fo:text-indent="-0.2598in" fo:margin-left="3.133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3.3929in" fo:text-indent="-0.2598in" fo:margin-left="3.3929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1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2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2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2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2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2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day number:style="long"/>
      <number:text>-</number:text>
      <number:month number:textual="true"/>
      <number:text>-</number:text>
      <number:year number:style="long"/>
    </number:date-style>
    <number:currency-style style:name="N131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ur" number:country="PK">₨</number:currency-symbol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ur" number:country="PK">₨</number:currency-symbol>
      <number:number number:decimal-places="0" number:min-decimal-places="0" number:min-integer-digits="1" number:grouping="true"/>
      <style:map style:condition="value()&gt;=0" style:apply-style-name="N133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0" style:family="table">
      <style:table-properties style:width="6.925in" style:rel-width="100%" fo:margin-left="0in" fo:margin-top="0in" fo:margin-bottom="0in" table:align="left" style:writing-mode="page"/>
    </style:style>
    <style:style style:name="Table20.A" style:family="table-column">
      <style:table-column-properties style:column-width="3.4625in" style:rel-column-width="32767*"/>
    </style:style>
    <style:style style:name="Table20.1" style:family="table-row">
      <style:table-row-properties style:min-row-height="0.2549in" fo:keep-together="auto"/>
    </style:style>
    <style:style style:name="Table20.A1" style:family="table-cell">
      <style:table-cell-properties fo:padding="0.0201in" fo:border="none"/>
    </style:style>
    <style:style style:name="Table24" style:family="table">
      <style:table-properties style:width="3.4222in" style:rel-width="100%" fo:margin-left="0in" fo:margin-top="0in" fo:margin-bottom="0in" table:align="left" style:writing-mode="page"/>
    </style:style>
    <style:style style:name="Table24.A" style:family="table-column">
      <style:table-column-properties style:column-width="1.7111in" style:rel-column-width="32767*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0201in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Arial" fo:font-style="normal" style:font-style-asian="normal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Table_20_Contents">
      <style:paragraph-properties fo:text-align="start" style:justify-single-word="false" style:writing-mode="lr-tb"/>
      <style:text-properties fo:font-size="9pt" style:font-size-asian="9pt" style:font-size-complex="9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variant="normal" fo:text-transform="none" style:use-window-font-color="true" loext:opacity="0%" style:font-name="Arial" fo:font-style="normal" style:font-style-asian="normal"/>
    </style:style>
    <style:style style:name="MT2" style:family="text">
      <style:text-properties style:font-name="Calibri" fo:font-size="9pt" style:font-size-asian="9pt" style:font-size-complex="9pt"/>
    </style:style>
    <style:style style:name="MT3" style:family="text">
      <style:text-properties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</style:header>
      <style:footer>
        <table:table table:name="Table20" table:style-name="Table20">
          <table:table-column table:style-name="Table20.A" table:number-columns-repeated="2"/>
          <table:table-row table:style-name="Table20.1">
            <table:table-cell table:style-name="Table20.A1" office:value-type="string">
              <text:p text:style-name="MP2" loext:marker-style-name="MT1"/>
            </table:table-cell>
            <table:table-cell table:style-name="Table20.A1" office:value-type="string">
              <table:table table:name="Table24" table:style-name="Table24">
                <table:table-column table:style-name="Table24.A" table:number-columns-repeated="2"/>
                <table:table-row table:style-name="Table24.1">
                  <table:table-cell table:style-name="Table24.A1" office:value-type="string">
                    <text:p text:style-name="MP3" loext:marker-style-name="MT2"><text:span text:style-name="MT3"><text:user-defined style:data-style-name="N0" text:name="Reference">TD-25-02</text:user-defined></text:span></text:p>
                  </table:table-cell>
                  <table:table-cell table:style-name="Table24.A1" office:value-type="string">
                    <text:p text:style-name="MP3" loext:marker-style-name="MT2"><text:span text:style-name="MT3">Page </text:span><text:span text:style-name="MT3"><text:page-number text:select-page="current">1</text:page-number></text:span><text:span text:style-name="MT3"><text:s/>of </text:span><text:span text:style-name="MT3"><text:page-count>1</text:page-count></text:span></text:p>
                  </table:table-cell>
                </table:table-row>
              </table:table>
              <text:p text:style-name="MP4" loext:marker-style-name="MT3"/>
            </table:table-cell>
          </table:table-row>
        </table:table>
        <text:p text:style-name="MP5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5-02-15T15:12:57.483000000</meta:print-date>
    <dc:date>2025-09-23T09:14:15.909471400</dc:date>
    <meta:editing-cycles>676</meta:editing-cycles>
    <meta:editing-duration>P3DT10H14M46S</meta:editing-duration>
    <meta:generator>LibreOffice/25.8.0.4$Windows_X86_64 LibreOffice_project/48f00303701489684e67c38c28aff00cd5929e67</meta:generator>
    <meta:document-statistic meta:table-count="3" meta:image-count="0" meta:object-count="0" meta:page-count="1" meta:paragraph-count="25" meta:word-count="90" meta:character-count="640" meta:non-whitespace-character-count="574"/>
    <meta:user-defined meta:name="CoTicker">DHPL</meta:user-defined>
    <meta:user-defined meta:name="Company">DH Partners Limited</meta:user-defined>
    <meta:user-defined meta:name="FatherCNIC">35200-1521538-7</meta:user-defined>
    <meta:user-defined meta:name="Folio1">1226</meta:user-defined>
    <meta:user-defined meta:name="Reference" meta:value-type="string">TD-25-02</meta:user-defined>
    <meta:user-defined meta:name="ReferenceReceiving" meta:value-type="string">CDCSRSL/FM-TD/DHPL/4731/25</meta:user-defined>
  </office:meta>
</office:document-meta>
</file>